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line-height="100%"/>
      <style:text-properties style:font-name="Times New Roman" fo:font-size="12pt" style:font-size-asian="12pt" style:font-size-complex="12pt"/>
    </style:style>
    <style:style style:name="P2" style:family="paragraph" style:parent-style-name="Standard">
      <style:paragraph-properties fo:line-height="100%"/>
      <style:text-properties style:font-name="Times New Roman" fo:font-size="12pt" officeooo:rsid="001ecec5" officeooo:paragraph-rsid="001ecec5" style:font-size-asian="12pt" style:font-size-complex="12pt"/>
    </style:style>
    <style:style style:name="P3" style:family="paragraph" style:parent-style-name="Text_20_body">
      <style:paragraph-properties fo:margin-left="0cm" fo:margin-right="0cm" fo:margin-top="0cm" fo:margin-bottom="0cm" style:contextual-spacing="false" fo:line-height="100%" fo:text-indent="0cm" style:auto-text-indent="false" fo:padding="0cm" fo:border="none"/>
      <style:text-properties style:font-name="Times New Roman" fo:font-size="12pt" style:font-size-asian="12pt" style:font-size-complex="12pt" loext:padding="0cm" loext:border="none"/>
    </style:style>
    <style:style style:name="P4" style:family="paragraph" style:parent-style-name="Text_20_body">
      <style:paragraph-properties fo:margin-left="0cm" fo:margin-right="0cm" fo:margin-top="0cm" fo:margin-bottom="0cm" style:contextual-spacing="false" fo:line-height="100%" fo:text-indent="0cm" style:auto-text-indent="false" fo:padding="0cm" fo:border="none"/>
      <style:text-properties style:font-name="Times New Roman" fo:font-size="12pt" fo:language="en" fo:country="US" style:font-size-asian="12pt" style:font-size-complex="12pt" loext:padding="0cm" loext:border="none"/>
    </style:style>
    <style:style style:name="P5" style:family="paragraph" style:parent-style-name="Text_20_body">
      <style:paragraph-properties fo:margin-left="0cm" fo:margin-right="0cm" fo:margin-top="0cm" fo:margin-bottom="0cm" style:contextual-spacing="false" fo:line-height="100%" fo:text-indent="0cm" style:auto-text-indent="false" fo:break-before="page" fo:padding="0cm" fo:border="none"/>
      <style:text-properties style:font-name="Times New Roman" fo:font-size="12pt" fo:language="en" fo:country="US" style:font-size-asian="12pt" style:font-size-complex="12pt" loext:padding="0cm" loext:border="none"/>
    </style:style>
    <style:style style:name="P6" style:family="paragraph" style:parent-style-name="Text_20_body">
      <style:paragraph-properties fo:margin-left="0cm" fo:margin-right="0cm" fo:margin-top="0cm" fo:margin-bottom="0cm" style:contextual-spacing="false" fo:line-height="100%" fo:text-indent="0cm" style:auto-text-indent="false" fo:padding="0cm" fo:border="none"/>
      <style:text-properties style:font-name="Times New Roman" fo:font-size="12pt" fo:language="en" fo:country="US" officeooo:paragraph-rsid="000d260c" style:font-size-asian="12pt" style:font-size-complex="12pt" loext:padding="0cm" loext:border="none"/>
    </style:style>
    <style:style style:name="P7" style:family="paragraph" style:parent-style-name="Text_20_body">
      <style:paragraph-properties fo:margin-left="0cm" fo:margin-right="0cm" fo:margin-top="0cm" fo:margin-bottom="0cm" style:contextual-spacing="false" fo:line-height="100%" fo:text-indent="0cm" style:auto-text-indent="false" fo:padding="0cm" fo:border="none"/>
      <style:text-properties style:font-name="Times New Roman" fo:font-size="12pt" fo:language="en" fo:country="US" officeooo:paragraph-rsid="000e4b40" style:font-size-asian="12pt" style:font-size-complex="12pt" loext:padding="0cm" loext:border="none"/>
    </style:style>
    <style:style style:name="P8" style:family="paragraph" style:parent-style-name="Text_20_body">
      <style:paragraph-properties fo:margin-left="0cm" fo:margin-right="0cm" fo:margin-top="0cm" fo:margin-bottom="0cm" style:contextual-spacing="false" fo:line-height="100%" fo:text-indent="0cm" style:auto-text-indent="false" fo:padding="0cm" fo:border="none"/>
      <style:text-properties style:font-name="Times New Roman" fo:font-size="12pt" fo:language="en" fo:country="US" officeooo:rsid="00187b38" style:font-size-asian="12pt" style:font-size-complex="12pt" loext:padding="0cm" loext:border="none"/>
    </style:style>
    <style:style style:name="P9" style:family="paragraph" style:parent-style-name="Text_20_body">
      <style:paragraph-properties fo:margin-left="0cm" fo:margin-right="0cm" fo:margin-top="0cm" fo:margin-bottom="0cm" style:contextual-spacing="false" fo:line-height="100%" fo:text-indent="0cm" style:auto-text-indent="false" fo:padding="0cm" fo:border="none"/>
    </style:style>
    <style:style style:name="T1" style:family="text">
      <style:text-properties fo:language="en" fo:country="US"/>
    </style:style>
    <style:style style:name="T2" style:family="text">
      <style:text-properties fo:language="en" fo:country="US" officeooo:rsid="001a5364"/>
    </style:style>
    <style:style style:name="T3" style:family="text">
      <style:text-properties fo:language="en" fo:country="US" officeooo:rsid="001b2016"/>
    </style:style>
    <style:style style:name="T4" style:family="text">
      <style:text-properties fo:language="en" fo:country="US" officeooo:rsid="001d702d"/>
    </style:style>
    <style:style style:name="T5" style:family="text">
      <style:text-properties fo:language="en" fo:country="US" officeooo:rsid="0023e5d7"/>
    </style:style>
    <style:style style:name="T6" style:family="text">
      <style:text-properties style:font-name="Times New Roman" fo:font-size="12pt" fo:language="en" fo:country="US" style:font-size-asian="12pt" style:font-size-complex="12pt" loext:padding="0cm" loext:border="none"/>
    </style:style>
    <style:style style:name="T7" style:family="text">
      <style:text-properties officeooo:rsid="002106d6"/>
    </style:style>
    <style:style style:name="T8" style:family="text">
      <style:text-properties officeooo:rsid="002210e2"/>
    </style:style>
    <style:style style:name="T9" style:family="text">
      <style:text-properties officeooo:rsid="0023e5d7"/>
    </style:style>
    <style:style style:name="T10" style:family="text">
      <style:text-properties officeooo:rsid="0024ad99"/>
    </style:style>
    <style:style style:name="T11" style:family="text">
      <style:text-properties officeooo:rsid="002bed32"/>
    </style:style>
    <style:style style:name="T12" style:family="text">
      <style:text-properties officeooo:rsid="002f26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tab/>The Dundalk Institute of Technology is a university located in Dundalk. It presents students with <text:span text:style-name="T8">a</text:span> great opportunity to study abroad. My orientation essay will cover the following: my expectations; possible difficulties and challenges students may face; how to resolve the issues and where to seek help; <text:span text:style-name="T7">and</text:span> actions I will take to reach my goals.</text:p>
      <text:p text:style-name="P3"/>
      <text:p text:style-name="P4"><text:tab/>My preconceived convictions <text:span text:style-name="T8">about</text:span> Dundalk Institute of Technology were that I was going to get into the university and focus primarily on working and learning.</text:p>
      <text:p text:style-name="P3"/>
      <text:p text:style-name="P4"><text:tab/>My expectations, currently, have been rightly shattered. The work is nowhere near the workload I was expecting or what friends described. It has honestly been extremely relaxing compared to what I do in my free time. The semester just started, and that is where I hope the workload will change. In a few weeks, I hope to be swamped <text:span text:style-name="T8">with</text:span> work.</text:p>
      <text:p text:style-name="P4"/>
      <text:p text:style-name="P3"><text:span text:style-name="T1"><text:tab/>Four different issues international students, such as myself, could face are culture shock, isolation, homesickness, and financial difficulties (University of Birmingham Intranet </text:span><text:span text:style-name="T2">n.d.</text:span><text:span text:style-name="T1">).</text:span></text:p>
      <text:p text:style-name="P3"/>
      <text:p text:style-name="P3"><text:span text:style-name="T1"><text:tab/>The first issue, culture shock, can be broken down into its constitu</text:span><text:span text:style-name="T5">ent</text:span><text:span text:style-name="T1"> words, such that we get the word culture, which means “the customary beliefs, social forms, and material traits of a racial, religious, or social group” (Merriam-Webster </text:span><text:span text:style-name="T2">n.d.</text:span><text:span text:style-name="T1">). And the word shock means “a sudden or violent mental or emotional disturbance” (Merriam-Webster </text:span><text:span text:style-name="T2">n.d.</text:span><text:span text:style-name="T1">). Combining these two words, we can then understand </text:span><text:span text:style-name="T5">that </text:span><text:span text:style-name="T1">a culture shock is an abrupt change in religion, beliefs, and attitudes.</text:span></text:p>
      <text:p text:style-name="P6"><text:tab/></text:p>
      <text:p text:style-name="P6"><text:tab/>For international students, negative culture shock can lead to feelings of being lost, scared, <text:span text:style-name="T9">and </text:span>out of place and homesickness can be amplified (University of Birmingham Intranet 2023). Some other consequences of these circumstances can increase stress and reluctance to seek help. Subsequently leading further into a downward spiral. A bespoke negative feedback loop.</text:p>
      <text:p text:style-name="P6"><text:tab/></text:p>
      <text:p text:style-name="P6"><text:tab/>A few ways to reduce the effects of culture shock <text:span text:style-name="T10">are</text:span> to read and watch videos about the place the international student is traveling to. Fear lies in the unknown and shock is abrupt fear. Assuming the international student is already experiencing a culture shock they should first identify the issue. Secondly, the student should find someone else with a similar background to relate to.</text:p>
      <text:p text:style-name="P4"/>
      <text:p text:style-name="P4"><text:tab/>Isolation is the second issue I have identified as the root of issues like making friends and language barriers. Homesickness is loosely related, but not enough for me to group it in with isolation. Humans are social creatures and there is a part of the brain wired to manage social hierarchy in the brain (Peterson 2019).</text:p>
      <text:p text:style-name="P4"/>
      <text:p text:style-name="P4"><text:tab/>The only solution I can think of for a cure for isolation is to receive behavioral therapy. This therapy can be self-administered or administered by a professional. From experience, with enough effort, language barriers are not an issue, and making friends is straightforward enough.</text:p>
      <text:p text:style-name="P4"/>
      <text:p text:style-name="P3"><text:span text:style-name="T1"><text:tab/>The third issue, homesickness, is a huge issue facing international students. Homesickness is a longing for family and home when away (Merriam-Webster </text:span><text:span text:style-name="T3">n.d.)</text:span><text:span text:style-name="T1">. Personally, I miss the types and varieties of biscuits there are in South Africa. I am an avid teatime enjoyer, and not having any really good biscuits is an enormous switch. I also, as weird as it sounds, miss all the problems. I have experienced those issues for so long that all of it suddenly stopped is a strange feeling. Normally, I would wake up and check what time the power was going out today. Now this is not an issue, and it feels like a part of my life has vanished.</text:span></text:p>
      <text:p text:style-name="P4"/>
      <text:p text:style-name="P3"><text:span text:style-name="T1"><text:tab/>As of now, I have found no solutions to fix homesickness. Considerations would be to try and mimic things from the student's home country. In my case, I could buy biscuits more like the </text:span><text:soft-page-break/><text:span text:style-name="T1">biscuits in South Africa. As for the new infrastructure, I need to adjust and get used to things working here.</text:span></text:p>
      <text:p text:style-name="P4"/>
      <text:p text:style-name="P4"><text:tab/>My roommate was feeling homesick; he is not used to the food, so he bought new cookware to make more homemade meals. He is not a great cook, but it makes him feel better.</text:p>
      <text:p text:style-name="P4"/>
      <text:p text:style-name="P3"><text:span text:style-name="T1"><text:tab/>The final issue I will be writing about is financial troubles. The international student might be from a country where the exchange rate may perform poorly in their country of study, which makes everything extremely expensive. Or the international student is living on their own for the first time and will have to manage their finances individually for the first time (</text:span><text:span text:style-name="T4">Cao 2023</text:span><text:span text:style-name="T1">).</text:span></text:p>
      <text:p text:style-name="P7"><text:tab/></text:p>
      <text:p text:style-name="P7"><text:tab/>Most universities will have financial advisors available or lecturers willing to advise students on how to manage their finances. Speaking to these representatives and being more conscientious will help manage spending. In my case, I find the electricity increasingly expensive to run the geyser at my apartment. The geyser seems to be using a lot of kilowatt hours and is extremely energy inefficient.</text:p>
      <text:p text:style-name="P3"/>
      <text:p text:style-name="P3"><text:span text:style-name="T1"><text:tab/>One final financial issue can be fraud. Ping </text:span><text:span text:style-name="T4">Cao (2023)</text:span><text:span text:style-name="T1"> mentioned students were caught up in money laundering a few years ago. An issue like this can be avoided by having a decent background or further education in financial literacy.</text:span></text:p>
      <text:p text:style-name="P4"/>
      <text:p text:style-name="P4"><text:tab/>The steps I have taken to solve a few of the issues presented <text:span text:style-name="T11">are</text:span> that I went to Dunne's and bought a poche pack of biscuits. The biscuits are nowhere near as good as my home country’s, and it is just something I have to accept.</text:p>
      <text:p text:style-name="P8"/>
      <text:p text:style-name="P7"><text:tab/>For financial issues, I have read up on night rate tariffs and learned how to use and adjust the mechanical timer for the geyser, although after experimenting with the manual timer for the geyser I just have to bite the bullet for the operations cost.</text:p>
      <text:p text:style-name="P4"/>
      <text:p text:style-name="P4"><text:tab/>My roommates and friends are keeping me <text:span text:style-name="T12">in </text:span>good company, and I am adjusting quickly to the new Irish culture. I have not felt homesick yet, even though I miss a few things here and there. It is all part of student life.</text:p>
      <text:p text:style-name="P4"/>
      <text:p text:style-name="P4"><text:tab/>As a student, I will face many issues that <text:span text:style-name="T12">are</text:span> impossible to predict. With the orientation course at the university, I will be equipped with methods to handle <text:span text:style-name="T12">the</text:span> different situations I will find myself in. Hopefully, within a few weeks and months, I will be able to glide through life in Ireland and any future places I decide to live in.</text:p>
      <text:p text:style-name="P5">Reference List.</text:p>
      <text:p text:style-name="P4">Peterson, J. (2019). 12 Rules For Life: An Antidote to Chaos. United Kingdom: Penguin Books </text:p>
      <text:p text:style-name="P4"/>
      <text:p text:style-name="P9"><text:span text:style-name="T6">University of Birmingham. n.d. Common Challenges for International Students. Available from: </text:span><text:a xlink:type="simple" xlink:href="https://intranet.birmingham.ac.uk/student/international/current/common-challenges-for-international-students.aspx" office:target-frame-name="_blank" xlink:show="new" text:style-name="Internet_20_link" text:visited-style-name="Visited_20_Internet_20_Link"><text:span text:style-name="T6">https://intranet.birmingham.ac.uk/student/international/current/common-challenges-for-international-students.aspx</text:span></text:a><text:span text:style-name="T6"> [accessed 15 October 2023].</text:span></text:p>
      <text:p text:style-name="P3"/>
      <text:p text:style-name="P9"><text:span text:style-name="T6">Merriam-Webster. n.d. Culture. Available from: </text:span><text:a xlink:type="simple" xlink:href="https://www.merriam-webster.com/dictionary/culture" office:target-frame-name="_blank" xlink:show="new" text:style-name="Internet_20_link" text:visited-style-name="Visited_20_Internet_20_Link"><text:span text:style-name="T6">https://www.merriam-webster.com/dictionary/culture</text:span></text:a><text:span text:style-name="T6"> [accessed 15 October 2023].</text:span></text:p>
      <text:p text:style-name="P3"/>
      <text:p text:style-name="P9"><text:span text:style-name="T6">Merriam-Webster. n.d. Shock. Available from: </text:span><text:a xlink:type="simple" xlink:href="https://www.merriam-webster.com/dictionary/shock" office:target-frame-name="_blank" xlink:show="new" text:style-name="Internet_20_link" text:visited-style-name="Visited_20_Internet_20_Link"><text:span text:style-name="T6">https://www.merriam-webster.com/dictionary/shock</text:span></text:a><text:span text:style-name="T6"> [accessed 15 October 2023].</text:span></text:p>
      <text:p text:style-name="P3"/>
      <text:p text:style-name="P9"><text:span text:style-name="T6">Merriam-Webster. n.d. Homesickness. Available from: </text:span><text:a xlink:type="simple" xlink:href="https://www.merriam-webster.com/dictionary/homesickness" office:target-frame-name="_blank" xlink:show="new" text:style-name="Internet_20_link" text:visited-style-name="Visited_20_Internet_20_Link"><text:span text:style-name="T6">https://www.merriam-webster.com/dictionary/homesickness</text:span></text:a><text:span text:style-name="T6"> [accessed 15 October 2023].</text:span></text:p>
      <text:p text:style-name="P1"/>
      <text:p text:style-name="P2">Cao, P. (2023). Banking[Lecture], BUSSB6006: Orientation. Dundalk Intsituite of Technolog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ZA"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5T10:53:29.140117607</meta:creation-date>
    <dc:date>2023-10-16T14:08:37.348155293</dc:date>
    <meta:editing-duration>PT32M5S</meta:editing-duration>
    <meta:editing-cycles>33</meta:editing-cycles>
    <meta:generator>LibreOffice/7.5.7.1$Linux_X86_64 LibreOffice_project/50$Build-1</meta:generator>
    <meta:document-statistic meta:table-count="0" meta:image-count="0" meta:object-count="0" meta:page-count="3" meta:paragraph-count="29" meta:word-count="1097" meta:character-count="6866" meta:non-whitespace-character-count="5772"/>
  </office:meta>
</office:document-meta>
</file>